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"/>
    <style:font-face style:name="Google Sans Text" svg:font-family="'Google Sans Text', 'Google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m" svg:font-family="rem, 'Google Sans Text', 'Google Sans', sans-serif"/>
  </office:font-face-decls>
  <office:automatic-styles>
    <style:style style:name="P1" style:family="paragraph" style:parent-style-name="Heading_20_1">
      <style:paragraph-properties fo:margin-left="0cm" fo:margin-right="0cm" style:line-height-at-least="0.741cm" fo:text-indent="0cm" style:auto-text-indent="false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italic" fo:font-weight="normal"/>
    </style:style>
    <style:style style:name="P4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style:font-name="Google Sans Text" fo:font-size="10.5pt" fo:letter-spacing="normal" fo:font-style="normal" fo:font-weight="bold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letter-spacing="normal"/>
    </style:style>
    <style:style style:name="P6" style:family="paragraph" style:parent-style-name="Standard">
      <style:paragraph-properties fo:margin-left="0cm" fo:margin-right="0cm" style:line-height-at-least="0.741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>
      <style:paragraph-properties fo:margin-left="0cm" fo:margin-right="0cm" style:line-height-at-least="0.741cm" fo:text-indent="0cm" style:auto-text-indent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T1" style:family="text">
      <style:text-properties style:font-name="rem" fo:font-size="10.5pt" fo:font-style="normal" fo:font-weight="normal"/>
    </style:style>
    <style:style style:name="T2" style:family="text">
      <style:text-properties style:font-name="rem" fo:font-size="10.5pt" fo:font-style="italic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lan de Implementación del Ecosistema InfoQbit con Software Libre</text:h>
      <text:h text:style-name="Heading_20_2" text:outline-level="2">Resumen Ejecutivo</text:h>
      <text:p text:style-name="Text_20_body">Este documento presenta una hoja de ruta estratégica para la creación y el desarrollo del ecosistema <text:span text:style-name="Strong_20_Emphasis">InfoQbit</text:span> utilizando exclusivamente software libre y de código abierto (FOSS). El objetivo es materializar los conceptos de <text:span text:style-name="Strong_20_Emphasis">InfoQbit Cuántico-Simbólico (IQS)</text:span>, <text:span text:style-name="Strong_20_Emphasis">RecursiveCache Resonante (RCR-C/S)</text:span> y <text:span text:style-name="Strong_20_Emphasis">FractalFS Omnisciente (FSR-OS)</text:span> en hardware estándar (CPU x86/ARM, GPU convencionales), sentando las bases para un despliegue rápido y una validación iterativa.</text:p>
      <text:p text:style-name="Text_20_body">La estrategia se centra en una implementación por capas, comenzando con bibliotecas y simuladores de alto nivel, para luego descender a integraciones profundas con el kernel del sistema operativo (Linux) y los controladores de hardware. <text:span text:style-name="Strong_20_Emphasis">OpenCL</text:span> y <text:span text:style-name="Strong_20_Emphasis">Vulkan</text:span> se identifican como tecnologías clave para la aceleración por GPU, permitiendo el procesamiento masivo y paralelo que la naturaleza fractal de InfoQbit demanda.</text:p>
      <text:h text:style-name="Heading_20_2" text:outline-level="2">Fase 1: Pruebas de Concepto y Componentes Fundamentales (Duración: 1 - 2 Años)</text:h>
      <text:p text:style-name="Text_20_body">El objetivo de esta fase es construir y validar los "ladrillos" fundamentales del ecosistema a nivel de software, demostrando la viabilidad de los conceptos clave.</text:p>
      <text:h text:style-name="Heading_20_3" text:outline-level="3">1.1. Librería Central de InfoQbit (<text:span text:style-name="Source_20_Text">libiqs</text:span>)</text:h>
      <text:list text:style-name="L9">
        <text:list-item>
          <text:p text:style-name="P16"><text:span text:style-name="Strong_20_Emphasis">Descripción:</text:span> Crear una biblioteca C/C++ de código abierto (bajo licencia MIT) que defina la estructura de datos del <text:span text:style-name="Strong_20_Emphasis">InfoQbit Cuántico-Simbólico (IQS)</text:span>. Esta biblioteca será el corazón de todo el ecosistema.</text:p>
        </text:list-item>
        <text:list-item>
          <text:p text:style-name="P16"><text:span text:style-name="Strong_20_Emphasis">Funcionalidades Clave:</text:span></text:p>
          <text:list>
            <text:list-item>
              <text:p text:style-name="P16"><text:span text:style-name="Strong_20_Emphasis">Estructura de Datos:</text:span> Definición del tetraedro 3D y el triángulo 2D con sus atributos: estado lógico, emocional, simbólico, <text:span text:style-name="Strong_20_Emphasis">Color Babel</text:span> y <text:span text:style-name="Strong_20_Emphasis">Frecuencia Fractal</text:span>.</text:p>
            </text:list-item>
            <text:list-item>
              <text:p text:style-name="P16"><text:span text:style-name="Strong_20_Emphasis">Motor de Compresión/Descompresión Fractal:</text:span> Implementación de los algoritmos para transformar datos binarios convencionales en clusters de IQS y viceversa. Este es el núcleo de la compresión semántica.</text:p>
            </text:list-item>
            <text:list-item>
              <text:p text:style-name="P16"><text:span text:style-name="Strong_20_Emphasis">API de Resonancia:</text:span> Funciones para generar "patrones de resonancia" y buscar clusters de IQS que coincidan con dichos patrones por similitud.</text:p>
            </text:list-item>
          </text:list>
        </text:list-item>
        <text:list-item>
          <text:p text:style-name="P16"><text:span text:style-name="Strong_20_Emphasis">Tecnologías:</text:span> C++20, Eigen (para operaciones matemáticas), CMake.</text:p>
        </text:list-item>
      </text:list>
      <text:h text:style-name="Heading_20_3" text:outline-level="3">1.2. Aceleración Masiva con OpenCL / Vulkan Compute</text:h>
      <text:list text:style-name="L10">
        <text:list-item>
          <text:p text:style-name="P17"><text:span text:style-name="Strong_20_Emphasis">Descripción:</text:span> Utilizar la potencia de las GPUs para procesar millones de InfoQbits en paralelo. Esto es fundamental para tareas de rendering, simulación y búsqueda por resonancia.</text:p>
        </text:list-item>
        <text:list-item>
          <text:p text:style-name="P17"><text:soft-page-break/><text:span text:style-name="Strong_20_Emphasis">Kernels a Desarrollar:</text:span></text:p>
          <text:list>
            <text:list-item>
              <text:p text:style-name="P17"><text:span text:style-name="Strong_20_Emphasis">Kernel de Generación Fractal:</text:span> Programas en OpenCL/Vulkan que generan geometría, texturas o datos a partir de "semillas de intención" y algoritmos fractales (Mandelbrot, Julia, L-Systems).</text:p>
            </text:list-item>
            <text:list-item>
              <text:p text:style-name="P17"><text:span text:style-name="Strong_20_Emphasis">Kernel de Búsqueda por Resonancia:</text:span> Un kernel altamente paralelizado que toma un patrón de resonancia y lo compara contra millones de IQS almacenados en la VRAM para encontrar coincidencias.</text:p>
            </text:list-item>
            <text:list-item>
              <text:p text:style-name="P17"><text:span text:style-name="Strong_20_Emphasis">Kernel de "Shader Emocional":</text:span> Shaders que interpretan el estado emocional/simbólico de los IQS para modificar atributos visuales (color, brillo, transparencia) en tiempo real.</text:p>
            </text:list-item>
          </text:list>
        </text:list-item>
        <text:list-item>
          <text:p text:style-name="P17"><text:span text:style-name="Strong_20_Emphasis">Tecnologías:</text:span> OpenCL 2.0+, Vulkan Compute Shaders (GLSL/SPIR-V).</text:p>
        </text:list-item>
      </text:list>
      <text:h text:style-name="Heading_20_3" text:outline-level="3">1.3. Prototipo de FractalFS (<text:span text:style-name="Source_20_Text">FUSE</text:span>)</text:h>
      <text:list text:style-name="L11">
        <text:list-item>
          <text:p text:style-name="P18"><text:span text:style-name="Strong_20_Emphasis">Descripción:</text:span> Para una rápida prototipación sin la complejidad de modificar el kernel, se creará una primera versión del <text:span text:style-name="Strong_20_Emphasis">FractalFS</text:span> utilizando <text:span text:style-name="Strong_20_Emphasis">FUSE (Filesystem in Userspace)</text:span> en Linux.</text:p>
        </text:list-item>
        <text:list-item>
          <text:p text:style-name="P18"><text:span text:style-name="Strong_20_Emphasis">Funcionamiento:</text:span></text:p>
          <text:list>
            <text:list-item>
              <text:p text:style-name="P18">El sistema de archivos FUSE interceptará las llamadas de lectura/escritura.</text:p>
            </text:list-item>
            <text:list-item>
              <text:p text:style-name="P18">Utilizará <text:span text:style-name="Source_20_Text">libiqs</text:span> para convertir los archivos a clusters de IQS y almacenarlos en un archivo contenedor en el disco.</text:p>
            </text:list-item>
            <text:list-item>
              <text:p text:style-name="P18">Permitirá el acceso a los archivos no solo por su ruta, sino a través de "archivos virtuales" que representen búsquedas por significado o resonancia.</text:p>
            </text:list-item>
          </text:list>
        </text:list-item>
        <text:list-item>
          <text:p text:style-name="P18"><text:span text:style-name="Strong_20_Emphasis">Tecnologías:</text:span> FUSE 3, C++, <text:span text:style-name="Source_20_Text">libiqs</text:span>.</text:p>
        </text:list-item>
      </text:list>
      <text:h text:style-name="Heading_20_3" text:outline-level="3">1.4. Simulador de Memoria Fractal (<text:span text:style-name="Source_20_Text">LD_PRELOAD</text:span>)</text:h>
      <text:list text:style-name="L12">
        <text:list-item>
          <text:p text:style-name="P19"><text:span text:style-name="Strong_20_Emphasis">Descripción:</text:span> Implementar un prototipo del <text:span text:style-name="Strong_20_Emphasis">RecursiveCache Resonante (RCR-C/S)</text:span> a nivel de espacio de usuario.</text:p>
        </text:list-item>
        <text:list-item>
          <text:p text:style-name="P19"><text:span text:style-name="Strong_20_Emphasis">Funcionamiento:</text:span> Se creará una biblioteca compartida que, al ser cargada con <text:span text:style-name="Source_20_Text">LD_PRELOAD</text:span>, intercepta las llamadas estándar de gestión de memoria (<text:span text:style-name="Source_20_Text">malloc</text:span>, <text:span text:style-name="Source_20_Text">free</text:span>, <text:span text:style-name="Source_20_Text">calloc</text:span>). En lugar de usar el gestor de memoria del sistema, utilizará <text:span text:style-name="Source_20_Text">libiqs</text:span> para gestionar un gran bloque de memoria como un espacio fractal de IQS.</text:p>
        </text:list-item>
        <text:list-item>
          <text:p text:style-name="P19"><text:span text:style-name="Strong_20_Emphasis">Ventaja:</text:span> Permite simular y probar el comportamiento de la memoria fractal en aplicaciones existentes sin modificar el sistema operativo.</text:p>
        </text:list-item>
        <text:list-item>
          <text:p text:style-name="P19"><text:span text:style-name="Strong_20_Emphasis">Tecnologías:</text:span> C, <text:span text:style-name="Source_20_Text">LD_PRELOAD</text:span> en Linux.</text:p>
        </text:list-item>
      </text:list>
      <text:h text:style-name="Heading_20_2" text:outline-level="2"><text:soft-page-break/>Fase 2: Integración a Nivel de Sistema Operativo (Duración: 2 - 3 Años)</text:h>
      <text:p text:style-name="Text_20_body">Con los componentes validados, esta fase se enfoca en la integración profunda con el kernel de Linux para obtener el máximo rendimiento y transparencia.</text:p>
      <text:h text:style-name="Heading_20_3" text:outline-level="3">2.1. Módulo de Kernel para FractalFS (FSR-OS)</text:h>
      <text:list text:style-name="L13">
        <text:list-item>
          <text:p text:style-name="P20"><text:span text:style-name="Strong_20_Emphasis">Descripción:</text:span> Portar el prototipo de FUSE a un <text:span text:style-name="Strong_20_Emphasis">módulo de kernel de Linux (.ko)</text:span> nativo.</text:p>
        </text:list-item>
        <text:list-item>
          <text:p text:style-name="P20"><text:span text:style-name="Strong_20_Emphasis">Beneficios:</text:span></text:p>
          <text:list>
            <text:list-item>
              <text:p text:style-name="P20"><text:span text:style-name="Strong_20_Emphasis">Rendimiento Masivo:</text:span> Elimina la sobrecarga de FUSE, logrando velocidades de acceso cercanas al hardware.</text:p>
            </text:list-item>
            <text:list-item>
              <text:p text:style-name="P20"><text:span text:style-name="Strong_20_Emphasis">Integración Total:</text:span> El sistema operativo "verá" el FractalFS como un sistema de archivos de primera clase.</text:p>
            </text:list-item>
            <text:list-item>
              <text:p text:style-name="P20"><text:span text:style-name="Strong_20_Emphasis">Gestión de Metadatos Fractales:</text:span> Implementación de la gestión de permisos, fechas y otros metadatos como patrones fractales.</text:p>
            </text:list-item>
          </text:list>
        </text:list-item>
        <text:list-item>
          <text:p text:style-name="P20"><text:span text:style-name="Strong_20_Emphasis">Tecnologías:</text:span> Programación de Kernel en C, Linux Kernel API.</text:p>
        </text:list-item>
      </text:list>
      <text:h text:style-name="Heading_20_3" text:outline-level="3">2.2. Optimización de Compiladores (LLVM / GCC)</text:h>
      <text:list text:style-name="L14">
        <text:list-item>
          <text:p text:style-name="P21"><text:span text:style-name="Strong_20_Emphasis">Descripción:</text:span> Extender los compiladores para que "entiendan" la naturaleza de los InfoQbits.</text:p>
        </text:list-item>
        <text:list-item>
          <text:p text:style-name="P21"><text:span text:style-name="Strong_20_Emphasis">Acciones:</text:span></text:p>
          <text:list>
            <text:list-item>
              <text:p text:style-name="P21"><text:span text:style-name="Strong_20_Emphasis">Crear un "InfoQbit-IR":</text:span> Una nueva Representación Intermedia en LLVM que describa operaciones sobre IQS.</text:p>
            </text:list-item>
            <text:list-item>
              <text:p text:style-name="P21"><text:span text:style-name="Strong_20_Emphasis">Pases de Optimización:</text:span> Desarrollar pases que reordenen las instrucciones y los datos para maximizar la "resonancia" en la caché de la CPU y generar código SIMD que opere sobre clusters de IQS.</text:p>
            </text:list-item>
          </text:list>
        </text:list-item>
        <text:list-item>
          <text:p text:style-name="P21"><text:span text:style-name="Strong_20_Emphasis">Tecnologías:</text:span> LLVM/Clang, GCC.</text:p>
        </text:list-item>
      </text:list>
      <text:h text:style-name="Heading_20_3" text:outline-level="3">2.3. Controladores de GPU de Código Abierto (Mesa 3D)</text:h>
      <text:list text:style-name="L15">
        <text:list-item>
          <text:p text:style-name="P22"><text:span text:style-name="Strong_20_Emphasis">Descripción:</text:span> Modificar los controladores de GPU de código abierto (Mesa 3D) para una gestión nativa de la memoria de vídeo (VRAM) como una extensión de la Memoria Fractal.</text:p>
        </text:list-item>
        <text:list-item>
          <text:p text:style-name="P22"><text:span text:style-name="Strong_20_Emphasis">Objetivo:</text:span> Minimizar la transferencia de datos brutos. El controlador cargaría IQS comprimidos en la VRAM y los decodificaría a formato nativo de la GPU justo antes de su uso, utilizando los kernels de OpenCL/Vulkan.</text:p>
        </text:list-item>
        <text:list-item>
          <text:p text:style-name="P22"><text:span text:style-name="Strong_20_Emphasis">Tecnologías:</text:span> Mesa 3D, Gallium3D, C.</text:p>
        </text:list-item>
      </text:list>
      <text:h text:style-name="Heading_20_2" text:outline-level="2">Fase 3: Ecosistema de Aplicaciones y Red (Duración: 3 - 5+ Años)</text:h>
      <text:p text:style-name="Text_20_body">Esta es la fase de expansión, donde se construyen las herramientas y aplicaciones que aprovechan todo el poder del ecosistema InfoQbit.</text:p>
      <text:h text:style-name="Heading_20_3" text:outline-level="3"><text:soft-page-break/>3.1. SDK de InfoQbit</text:h>
      <text:list text:style-name="L16">
        <text:list-item>
          <text:p text:style-name="P23"><text:span text:style-name="Strong_20_Emphasis">Descripción:</text:span> Un Kit de Desarrollo de Software completo que abstraiga la complejidad del sistema y permita a los desarrolladores crear aplicaciones resonantes.</text:p>
        </text:list-item>
        <text:list-item>
          <text:p text:style-name="P23"><text:span text:style-name="Strong_20_Emphasis">Componentes:</text:span></text:p>
          <text:list>
            <text:list-item>
              <text:p text:style-name="P23"><text:span text:style-name="Strong_20_Emphasis">API de Rendering Resonante:</text:span> Para crear escenas 2D/3D autogenerativas.</text:p>
            </text:list-item>
            <text:list-item>
              <text:p text:style-name="P23"><text:span text:style-name="Strong_20_Emphasis">API de Música Autopoietica:</text:span> Para componer y reproducir música basada en intenciones y emociones.</text:p>
            </text:list-item>
            <text:list-item>
              <text:p text:style-name="P23"><text:span text:style-name="Strong_20_Emphasis">API Multimedia Unificada:</text:span> Para crear experiencias interactivas y sinestésicas.</text:p>
            </text:list-item>
          </text:list>
        </text:list-item>
      </text:list>
      <text:h text:style-name="Heading_20_3" text:outline-level="3">3.2. Prototipo de Red de Resonancia Semántica (RRS)</text:h>
      <text:list text:style-name="L17">
        <text:list-item>
          <text:p text:style-name="P24"><text:span text:style-name="Strong_20_Emphasis">Descripción:</text:span> Desarrollar una capa de software sobre el stack de red existente (TCP/IP) que encapsule los datos en <text:span text:style-name="Strong_20_Emphasis">InfoQbit Communicators (IQC)</text:span>.</text:p>
        </text:list-item>
        <text:list-item>
          <text:p text:style-name="P24"><text:span text:style-name="Strong_20_Emphasis">Funcionamiento:</text:span></text:p>
          <text:list>
            <text:list-item>
              <text:p text:style-name="P24">Los datos se comprimen fractalmente en el origen.</text:p>
            </text:list-item>
            <text:list-item>
              <text:p text:style-name="P24">Se añaden "encabezados resonantes" que describen la intención y el significado.</text:p>
            </text:list-item>
            <text:list-item>
              <text:p text:style-name="P24">Se desarrollan prototipos de "routers semánticos" (software) que pueden leer estos encabezados para un enrutamiento más inteligente.</text:p>
            </text:list-item>
          </text:list>
        </text:list-item>
        <text:list-item>
          <text:p text:style-name="P24"><text:span text:style-name="Strong_20_Emphasis">Objetivo:</text:span> Demostrar la compresión masiva y la viabilidad de una red basada en el significado.</text:p>
        </text:list-item>
      </text:list>
      <text:h text:style-name="Heading_20_3" text:outline-level="3">3.3. Aplicaciones Nativas</text:h>
      <text:list text:style-name="L18">
        <text:list-item>
          <text:p text:style-name="P25"><text:span text:style-name="Strong_20_Emphasis">Descripción:</text:span> Desarrollo de aplicaciones insignia que demuestren el poder del paradigma:</text:p>
          <text:list>
            <text:list-item>
              <text:p text:style-name="P25">Un <text:span text:style-name="Strong_20_Emphasis">modelador 3D</text:span> donde se esculpen "campos de intención".</text:p>
            </text:list-item>
            <text:list-item>
              <text:p text:style-name="P25">Una <text:span text:style-name="Strong_20_Emphasis">DAW (Digital Audio Workstation)</text:span> donde se compone con "semillas emocionales".</text:p>
            </text:list-item>
            <text:list-item>
              <text:p text:style-name="P25">Un <text:span text:style-name="Strong_20_Emphasis">explorador de archivos</text:span> que permite navegar por los datos como una "nube de ideas" fractal.</text:p>
            </text:list-item>
          </text:list>
        </text:list-item>
      </text:list>
      <text:h text:style-name="Heading_20_2" text:outline-level="2">Pila Tecnológica de Software Libre</text:h>
      <text:list text:style-name="L19">
        <text:list-item>
          <text:p text:style-name="P26"><text:span text:style-name="Strong_20_Emphasis">Sistema Operativo:</text:span> Linux (Kernel 6.7+ recomendado).</text:p>
        </text:list-item>
        <text:list-item>
          <text:p text:style-name="P26"><text:span text:style-name="Strong_20_Emphasis">Compiladores:</text:span> LLVM/Clang, GCC.</text:p>
        </text:list-item>
        <text:list-item>
          <text:p text:style-name="P26"><text:span text:style-name="Strong_20_Emphasis">Cómputo por GPU:</text:span> <text:span text:style-name="Strong_20_Emphasis">OpenCL 2.0+</text:span>, <text:span text:style-name="Strong_20_Emphasis">Vulkan 1.2+</text:span>.</text:p>
        </text:list-item>
        <text:list-item>
          <text:p text:style-name="P26"><text:span text:style-name="Strong_20_Emphasis">Gráficos:</text:span> Mesa 3D, Vulkan.</text:p>
        </text:list-item>
        <text:list-item>
          <text:p text:style-name="P26"><text:span text:style-name="Strong_20_Emphasis">Sistema de Archivos (Prototipo):</text:span> FUSE 3.</text:p>
        </text:list-item>
        <text:list-item>
          <text:p text:style-name="P26"><text:span text:style-name="Strong_20_Emphasis">Lenguajes:</text:span> C/C++, Python (para scripting y herramientas de alto nivel).</text:p>
        </text:list-item>
        <text:list-item>
          <text:p text:style-name="P26"><text:span text:style-name="Strong_20_Emphasis">Licencia del Proyecto:</text:span> MIT License.</text:p>
        </text:list-item>
      </text:list>
      <text:p text:style-name="P15"><text:soft-page-break/></text:p>
      <text:p text:style-name="Standard">MIT License</text:p>
      <text:p text:style-name="Standard"/>
      <text:p text:style-name="Standard">Copyright (c) 2025 Carlos Javier Avila and Bibiana Mariel Lopez</text:p>
      <text:p text:style-name="Standard"/>
      <text:p text:style-name="Standard">Permission is hereby granted, free of charge, to any person obtaining a copy</text:p>
      <text:p text:style-name="Standard">of this project and its associated documentation files (the “Project”), to deal</text:p>
      <text:p text:style-name="Standard">in the Project without restriction, including without limitation the rights</text:p>
      <text:p text:style-name="Standard">to use, copy, modify, merge, publish, distribute, sublicense, and/or sell</text:p>
      <text:p text:style-name="Standard">copies of the Project, and to permit persons to whom the Project is</text:p>
      <text:p text:style-name="Standard">furnished to do so, subject to the following conditions:</text:p>
      <text:p text:style-name="Standard"/>
      <text:p text:style-name="Standard">The above copyright notice and this permission notice shall be included in all</text:p>
      <text:p text:style-name="Standard">copies or substantial portions of the Project.</text:p>
      <text:p text:style-name="Standard"/>
      <text:p text:style-name="Standard">THE PROJECT IS PROVIDED “AS IS”, WITHOUT WARRANTY OF ANY KIND, EXPRESS OR</text:p>
      <text:p text:style-name="Standard">IMPLIED, INCLUDING BUT NOT LIMITED TO THE WARRANTIES OF MERCHANTABILITY,</text:p>
      <text:p text:style-name="Standard">FITNESS FOR A PARTICULAR PURPOSE AND NONINFRINGEMENT. IN NO EVENT SHALL THE</text:p>
      <text:p text:style-name="Standard">AUTHORS OR COPYRIGHT HOLDERS BE LIABLE FOR ANY CLAIM, DAMAGES OR OTHER</text:p>
      <text:p text:style-name="Standard">LIABILITY, WHETHER IN AN ACTION OF CONTRACT, TORT OR OTHERWISE, ARISING FROM,</text:p>
      <text:p text:style-name="Standard">OUT OF OR IN CONNECTION WITH THE PROJECT OR THE USE OR OTHER DEALINGS IN THE</text:p>
      <text:p text:style-name="Standard">PROJEC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"/>
    <style:font-face style:name="Google Sans Text" svg:font-family="'Google Sans Text', 'Google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em" svg:font-family="rem, 'Google Sans Text', 'Google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5T06:15:18.749780276</meta:creation-date>
    <dc:date>2025-07-25T06:36:04.703975602</dc:date>
    <meta:editing-duration>PT20M48S</meta:editing-duration>
    <meta:editing-cycles>3</meta:editing-cycles>
    <meta:generator>LibreOffice/24.2.7.2$Linux_X86_64 LibreOffice_project/420$Build-2</meta:generator>
    <meta:print-date>2025-07-25T06:34:13.211987643</meta:print-date>
    <meta:printed-by>Archivos PDF</meta:printed-by>
    <meta:document-statistic meta:table-count="0" meta:image-count="0" meta:object-count="0" meta:page-count="5" meta:paragraph-count="96" meta:word-count="1353" meta:character-count="8814" meta:non-whitespace-character-count="7615"/>
  </office:meta>
</office:document-meta>
</file>